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2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5.0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Grafo Original</text:p>
          </table:table-cell>
          <table:table-cell office:value-type="string" calcext:value-type="string">
            <text:p>Conectividade Algebrica</text:p>
          </table:table-cell>
          <table:table-cell table:style-name="Default" office:value-type="string" calcext:value-type="string">
            <text:p>Aresta HP</text:p>
          </table:table-cell>
          <table:table-cell office:value-type="string" calcext:value-type="string">
            <text:p>Conectividade Aumentada HP</text:p>
          </table:table-cell>
          <table:table-cell table:style-name="Default" office:value-type="string" calcext:value-type="string">
            <text:p>Aresta HE</text:p>
          </table:table-cell>
          <table:table-cell office:value-type="string" calcext:value-type="string">
            <text:p>Conectividade Aumentada HE</text:p>
          </table:table-cell>
          <table:table-cell table:style-name="Default" office:value-type="string" calcext:value-type="string">
            <text:p>Aresta FB</text:p>
          </table:table-cell>
          <table:table-cell office:value-type="string" calcext:value-type="string">
            <text:p>Conectividade Aumentada FB</text:p>
          </table:table-cell>
        </table:table-row>
        <table:table-row table:style-name="ro1">
          <table:table-cell office:value-type="string" calcext:value-type="string">
            <text:p>T(1, 2, 3)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(0, 3)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1, 3, 3)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(0, 3)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2, 3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4)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(0, 3)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(1, 4)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T(1, 4, 3)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(0, 3)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3, 3)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(0, 4)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(0, 3)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(1, 3)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T(1, 5, 3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0, 3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4, 3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0, 4)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(0, 3)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(0, 3)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T(3, 3, 3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5)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(0, 4)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(1, 6)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T(1, 6, 3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3)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5, 3)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(0, 4)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(0, 3)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(0, 3)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T(3, 4, 3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0, 5)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(0, 4)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(1, 4)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T(1, 7, 3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3)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6, 3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4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0, 3)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(1, 3)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T(3, 5, 3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5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4)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(2, 4)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T(4, 4, 3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6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0, 5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4, 9)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T(1, 8, 3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0, 3)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7, 3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0, 4)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(0, 3)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(0, 3)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T(3, 6, 3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5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0, 4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1, 4)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T(4, 5, 3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6)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(0, 5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5)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(1, 9, 3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0, 3)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8, 3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0, 4)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(0, 3)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(1, 3)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T(3, 7, 3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0, 5)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(0, 4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0, 4)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T(4, 6, 3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6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0, 5)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(1, 5)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T(5, 5, 3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7)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(0, 6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5, 8)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T(1, 10, 3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0, 3)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9, 3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4)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(0, 3)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(1, 3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T(3, 8, 3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5)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(0, 4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2, 4)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T(4, 7, 3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6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5)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(2, 5)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T(5, 6, 3)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(0, 7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0, 6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6)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T(1, 11, 3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0, 3)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0, 3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4)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(0, 3)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(1, 3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T(3, 9, 3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5)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(0, 4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2, 4)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T(4, 8, 3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6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0, 5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2, 5)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T(5, 7, 3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7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6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0, 6)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T(6, 6, 3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8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7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3, 7)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T(1, 12, 3)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(0, 3)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1, 3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4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0, 3)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(0, 3)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T(3, 10, 3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5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0, 4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1, 4)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(4, 9, 3)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(0, 6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0, 5)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(2, 5)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T(5, 8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7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6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2, 6)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T(6, 7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8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7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2, 7)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T(1, 13, 3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3)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2, 3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4)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T(3, 11, 3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5)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(0, 4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4)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T(4, 10, 3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6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5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5)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T(5, 9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7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6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6)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T(6, 8, 3)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(0, 8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0, 7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2, 7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(7, 7, 3)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(0, 9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8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7, 14)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T(1, 14, 3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3)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3, 3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4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T(3, 12, 3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5)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(0, 4)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(0, 4)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(4, 11, 3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6)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(0, 5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2, 5)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T(5, 10, 3)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(0, 7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0, 6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3, 6)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T(6, 9, 3)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(0, 8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7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0, 7)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T(7, 8, 3)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(0, 9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8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4, 8)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T(1, 15, 3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3)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4, 3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4)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(0, 3)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T(3, 13, 3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5)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(0, 4)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(2, 4)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T(4, 12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6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0, 5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3, 5)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T(5, 11, 3)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(0, 7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6)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(2, 6)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T(6, 10, 3)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(0, 8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7)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(2, 7)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T(7, 9, 3)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(0, 9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8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3, 8)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T(8, 8, 3)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(0, 10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9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8, 11)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T(1, 16, 3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3)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5, 3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4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0, 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0, 3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(3, 14, 3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5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4)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(2, 4)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T(4, 13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6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5)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(1, 5)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T(5, 12, 3)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(0, 7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6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1, 6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(6, 11, 3)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(0, 8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0, 7)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(0, 7)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T(7, 10, 3)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(0, 9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8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5, 8)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T(8, 9, 3)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(0, 10)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(0, 9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1, 9)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T(1, 17, 3)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(0, 3)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, 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(2, 16, 3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4)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(0, 3)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(0, 3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(3, 15, 3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5)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(0, 4)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(2, 4)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T(4, 14, 3)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(0, 6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0, 5)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(0, 5)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T(5, 13, 3)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(0, 7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0, 6)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(2, 6)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(6, 12, 3)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(0, 8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0, 7)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(4, 7)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T(7, 11, 3)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(0, 9)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(0, 8)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(3, 8)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T(8, 10, 3)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(0, 10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9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4, 9)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T(9, 9, 3)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(0, 11)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(0, 10)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(3, 10)</text:p>
          </table:table-cell>
          <table:table-cell office:value-type="float" office:value="0.25" calcext:value-type="float">
            <text:p>0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4T02:24:37.866000000</dc:date>
    <meta:editing-duration>PT7M16S</meta:editing-duration>
    <meta:editing-cycles>2</meta:editing-cycles>
    <meta:generator>LibreOffice/4.3.7.2$Windows_x86 LibreOffice_project/8a35821d8636a03b8bf4e15b48f59794652c68ba</meta:generator>
    <meta:document-statistic meta:table-count="1" meta:cell-count="648" meta:object-count="0"/>
  </office:meta>
</office:document-meta>
</file>